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7-01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1-15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0-28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7-09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4-10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1-22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0-18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7-19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4-19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1-18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0-12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7-13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4-06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1-04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0-12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7-06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3-3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2-07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0-12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7-14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4-0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1-23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2019-12-0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035088045501</text:p>
          </table:table-cell>
          <table:table-cell office:value-type="string" calcext:value-type="string">
            <text:p>BN-24/20E/33-0099</text:p>
          </table:table-cell>
          <table:table-cell office:value-type="string" calcext:value-type="string">
            <text:p>1952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604" meta:object-count="0"/>
    <meta:user-defined meta:name="AppVersion">3.0</meta:user-defined>
  </office:meta>
</office:document-meta>
</file>